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0000005DC3D5F6109772DB6B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3.331cm" svg:height="25cm" svg:x="16.919cm" svg:y="6.5cm">
          <draw:image xlink:href="Pictures/10000000000007D0000005DC3D5F6109772DB6B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3.7cm" fo:page-height="4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1-29T11:43:53.011086329</dc:date>
    <meta:editing-duration>PT6M6S</meta:editing-duration>
    <meta:editing-cycles>4</meta:editing-cycles>
    <meta:generator>LibreOffice/7.3.7.2$Linux_X86_64 LibreOffice_project/30$Build-2</meta:generator>
    <meta:document-statistic meta:object-count="1"/>
  </office:meta>
</office:document-meta>
</file>